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</style:style>
    <style:style style:name="T2" style:parent-style-name="Standardnípísmoodstavce" style:family="text">
      <style:text-properties style:font-name-complex="Calibri" fo:font-weight="bold" style:font-weight-asian="bold"/>
    </style:style>
    <style:style style:name="P3" style:parent-style-name="Normální" style:family="paragraph">
      <style:paragraph-properties fo:text-align="center"/>
    </style:style>
    <style:style style:name="T4" style:parent-style-name="Standardnípísmoodstavce" style:family="text">
      <style:text-properties style:font-name-complex="Calibri" fo:font-weight="bold" style:font-weight-asian="bold"/>
    </style:style>
    <style:style style:name="T5" style:parent-style-name="Standardnípísmoodstavce" style:family="text">
      <style:text-properties style:font-name-complex="Calibri"/>
    </style:style>
    <style:style style:name="T6" style:parent-style-name="Standardnípísmoodstavce" style:family="text">
      <style:text-properties style:font-name-complex="Calibri"/>
    </style:style>
    <style:style style:name="T7" style:parent-style-name="Standardnípísmoodstavce" style:family="text">
      <style:text-properties style:font-name-complex="Calibri" fo:font-weight="bold" style:font-weight-asian="bold"/>
    </style:style>
    <style:style style:name="T8" style:parent-style-name="Standardnípísmoodstavce" style:family="text">
      <style:text-properties style:font-name-complex="Calibri" fo:font-weight="bold" style:font-weight-asian="bold"/>
    </style:style>
    <style:style style:name="T9" style:parent-style-name="Standardnípísmoodstavce" style:family="text">
      <style:text-properties style:font-name-complex="Calibri"/>
    </style:style>
    <style:style style:name="T10" style:parent-style-name="Standardnípísmoodstavce" style:family="text">
      <style:text-properties style:font-name-complex="Calibri" fo:font-weight="bold" style:font-weight-asian="bold"/>
    </style:style>
    <style:style style:name="T11" style:parent-style-name="Standardnípísmoodstavce" style:family="text">
      <style:text-properties style:font-name-complex="Calibri" fo:font-weight="bold" style:font-weight-asian="bold"/>
    </style:style>
    <style:style style:name="T12" style:parent-style-name="Standardnípísmoodstavce" style:family="text">
      <style:text-properties style:font-name-complex="Calibri" fo:font-weight="bold" style:font-weight-asian="bold"/>
    </style:style>
    <style:style style:name="T13" style:parent-style-name="Standardnípísmoodstavce" style:family="text">
      <style:text-properties style:font-name-complex="Calibri"/>
    </style:style>
    <style:style style:name="T14" style:parent-style-name="Standardnípísmoodstavce" style:family="text">
      <style:text-properties style:font-name-complex="Calibri" fo:font-weight="bold" style:font-weight-asian="bold"/>
    </style:style>
    <style:style style:name="T15" style:parent-style-name="Standardnípísmoodstavce" style:family="text">
      <style:text-properties style:font-name-complex="Calibri"/>
    </style:style>
    <style:style style:name="T16" style:parent-style-name="Standardnípísmoodstavce" style:family="text">
      <style:text-properties style:font-name-complex="Calibri" fo:font-weight="bold" style:font-weight-asian="bold"/>
    </style:style>
    <style:style style:name="T17" style:parent-style-name="Standardnípísmoodstavce" style:family="text">
      <style:text-properties style:font-name-complex="Calibri"/>
    </style:style>
    <style:style style:name="T18" style:parent-style-name="Standardnípísmoodstavce" style:family="text">
      <style:text-properties style:font-name-complex="Calibri" fo:font-weight="bold" style:font-weight-asian="bold"/>
    </style:style>
    <style:style style:name="T19" style:parent-style-name="Standardnípísmoodstavce" style:family="text">
      <style:text-properties style:font-name-complex="Calibri"/>
    </style:style>
    <style:style style:name="T20" style:parent-style-name="Standardnípísmoodstavce" style:family="text">
      <style:text-properties style:font-name-complex="Calibri" fo:font-weight="bold" style:font-weight-asian="bold"/>
    </style:style>
    <style:style style:name="T21" style:parent-style-name="Standardnípísmoodstavce" style:family="text">
      <style:text-properties style:font-name-complex="Calibri" fo:font-weight="bold" style:font-weight-asian="bold"/>
    </style:style>
    <style:style style:name="T22" style:parent-style-name="Standardnípísmoodstavce" style:family="text">
      <style:text-properties style:font-name-complex="Calibri"/>
    </style:style>
    <style:style style:name="T23" style:parent-style-name="Standardnípísmoodstavce" style:family="text">
      <style:text-properties style:font-name-complex="Calibri" fo:font-weight="bold" style:font-weight-asian="bold"/>
    </style:style>
    <style:style style:name="T24" style:parent-style-name="Standardnípísmoodstavce" style:family="text">
      <style:text-properties style:font-name-complex="Calibri"/>
    </style:style>
    <style:style style:name="T25" style:parent-style-name="Standardnípísmoodstavce" style:family="text">
      <style:text-properties style:font-name-complex="Calibri" fo:font-weight="bold" style:font-weight-asian="bold"/>
    </style:style>
    <style:style style:name="T26" style:parent-style-name="Standardnípísmoodstavce" style:family="text">
      <style:text-properties style:font-name-complex="Calibri"/>
    </style:style>
    <style:style style:name="T27" style:parent-style-name="Standardnípísmoodstavce" style:family="text">
      <style:text-properties style:font-name-complex="Calibri" fo:font-weight="bold" style:font-weight-asian="bold"/>
    </style:style>
    <style:style style:name="P28" style:parent-style-name="Normální" style:family="paragraph">
      <style:paragraph-properties fo:margin-left="0.5in">
        <style:tab-stops/>
      </style:paragraph-properties>
    </style:style>
    <style:style style:name="P29" style:parent-style-name="Normální" style:family="paragraph">
      <style:paragraph-properties fo:margin-left="0.5in">
        <style:tab-stops/>
      </style:paragraph-properties>
    </style:style>
    <style:style style:name="P30" style:parent-style-name="Normální" style:family="paragraph">
      <style:paragraph-properties fo:margin-left="0.5in">
        <style:tab-stops/>
      </style:paragraph-properties>
    </style:style>
    <style:style style:name="P31" style:parent-style-name="Normální" style:family="paragraph">
      <style:paragraph-properties fo:margin-left="0.5in">
        <style:tab-stops/>
      </style:paragraph-properties>
    </style:style>
    <style:style style:name="P32" style:parent-style-name="Normální" style:family="paragraph">
      <style:paragraph-properties fo:margin-left="0.5in">
        <style:tab-stops/>
      </style:paragraph-properties>
    </style:style>
    <style:style style:name="P33" style:parent-style-name="Normální" style:family="paragraph">
      <style:paragraph-properties fo:margin-left="0.5in">
        <style:tab-stops/>
      </style:paragraph-properties>
    </style:style>
    <style:style style:name="P34" style:parent-style-name="Normální" style:family="paragraph">
      <style:paragraph-properties fo:margin-left="0.5in">
        <style:tab-stops/>
      </style:paragraph-properties>
    </style:style>
    <style:style style:name="P35" style:parent-style-name="Normální" style:family="paragraph">
      <style:paragraph-properties fo:margin-left="0.5in">
        <style:tab-stops/>
      </style:paragraph-properties>
    </style:style>
    <style:style style:name="P36" style:parent-style-name="Normální" style:family="paragraph">
      <style:paragraph-properties fo:margin-left="0.5in">
        <style:tab-stops/>
      </style:paragraph-properties>
    </style:style>
    <style:style style:name="P37" style:parent-style-name="Normální" style:family="paragraph">
      <style:paragraph-properties fo:margin-left="0.5in">
        <style:tab-stops/>
      </style:paragraph-properties>
    </style:style>
    <style:style style:name="P38" style:parent-style-name="Normální" style:family="paragraph">
      <style:paragraph-properties fo:margin-left="0.5in">
        <style:tab-stops/>
      </style:paragraph-properties>
    </style:style>
    <style:style style:name="P39" style:parent-style-name="Normální" style:family="paragraph">
      <style:paragraph-properties fo:margin-left="0.5in">
        <style:tab-stops/>
      </style:paragraph-properties>
    </style:style>
    <style:style style:name="P40" style:parent-style-name="Normální" style:family="paragraph">
      <style:paragraph-properties fo:margin-left="0.5in">
        <style:tab-stops/>
      </style:paragraph-properties>
    </style:style>
    <style:style style:name="T41" style:parent-style-name="Standardnípísmoodstavce" style:family="text">
      <style:text-properties style:font-name-complex="Calibri" fo:font-weight="bold" style:font-weight-asian="bold"/>
    </style:style>
    <style:style style:name="P42" style:parent-style-name="Normální" style:list-style-name="LFO3" style:family="paragraph">
      <style:paragraph-properties fo:widows="0" fo:orphans="0" style:punctuation-wrap="simple" style:text-autospace="none" style:vertical-align="auto"/>
    </style:style>
    <style:style style:name="T43" style:parent-style-name="Standardnípísmoodstavce" style:family="text">
      <style:text-properties style:font-name-complex="Calibri"/>
    </style:style>
    <style:style style:name="T44" style:parent-style-name="Standardnípísmoodstavce" style:family="text">
      <style:text-properties style:font-name-complex="Calibri"/>
    </style:style>
    <style:style style:name="P45" style:parent-style-name="Normální" style:list-style-name="LFO3" style:family="paragraph">
      <style:paragraph-properties fo:widows="0" fo:orphans="0" style:punctuation-wrap="simple" style:text-autospace="none" style:vertical-align="auto"/>
    </style:style>
    <style:style style:name="T46" style:parent-style-name="Standardnípísmoodstavce" style:family="text">
      <style:text-properties style:font-name-complex="Calibri"/>
    </style:style>
    <style:style style:name="T47" style:parent-style-name="Standardnípísmoodstavce" style:family="text">
      <style:text-properties style:font-name-complex="Calibri" fo:font-weight="bold" style:font-weight-asian="bold"/>
    </style:style>
    <style:style style:name="T48" style:parent-style-name="Standardnípísmoodstavce" style:family="text">
      <style:text-properties style:font-name-complex="Calibri" fo:font-weight="bold" style:font-weight-asian="bold"/>
    </style:style>
    <style:style style:name="P49" style:parent-style-name="Normální" style:list-style-name="LFO5" style:family="paragraph">
      <style:paragraph-properties fo:widows="0" fo:orphans="0" style:punctuation-wrap="simple" style:text-autospace="none" style:vertical-align="auto"/>
    </style:style>
    <style:style style:name="T50" style:parent-style-name="Standardnípísmoodstavce" style:family="text">
      <style:text-properties style:font-name-complex="Calibri"/>
    </style:style>
    <style:style style:name="T51" style:parent-style-name="Standardnípísmoodstavce" style:family="text">
      <style:text-properties style:font-name-complex="Calibri" fo:language="en" fo:country="US"/>
    </style:style>
    <style:style style:name="P52" style:parent-style-name="Normální" style:list-style-name="LFO5" style:family="paragraph">
      <style:paragraph-properties fo:widows="0" fo:orphans="0" style:punctuation-wrap="simple" style:text-autospace="none" style:vertical-align="auto" fo:line-height="100%"/>
    </style:style>
    <style:style style:name="T53" style:parent-style-name="Standardnípísmoodstavce" style:family="text">
      <style:text-properties style:font-name-complex="Calibri"/>
    </style:style>
    <style:style style:name="T54" style:parent-style-name="Standardnípísmoodstavce" style:family="text">
      <style:text-properties style:font-name-complex="Calibri" fo:language="en" fo:country="US"/>
    </style:style>
    <style:style style:name="T55" style:parent-style-name="Standardnípísmoodstavce" style:family="text">
      <style:text-properties style:font-name-complex="Calibri"/>
    </style:style>
    <style:style style:name="P56" style:parent-style-name="Normální" style:family="paragraph">
      <style:paragraph-properties fo:widows="0" fo:orphans="0" style:punctuation-wrap="simple" style:text-autospace="none" style:vertical-align="auto" fo:line-height="100%"/>
    </style:style>
    <style:style style:name="T57" style:parent-style-name="Standardnípísmoodstavce" style:family="text">
      <style:text-properties style:font-name-complex="Calibri" fo:font-weight="bold" style:font-weight-asian="bold"/>
    </style:style>
    <style:style style:name="T58" style:parent-style-name="Standardnípísmoodstavce" style:family="text">
      <style:text-properties style:font-name-complex="Calibri"/>
    </style:style>
    <style:style style:name="P59" style:parent-style-name="Normální" style:family="paragraph">
      <style:paragraph-properties style:vertical-align="auto" fo:margin-top="0.1in" fo:margin-bottom="0.1in" fo:line-height="100%" fo:background-color="#FFFFFF"/>
      <style:text-properties style:font-name="Tahoma" style:font-name-asian="Times New Roman" style:font-name-complex="Tahoma" fo:color="#000000" fo:font-size="12pt" style:font-size-asian="12pt" style:font-size-complex="12pt" style:language-asian="cs" style:country-asian="CZ" fo:hyphenate="true"/>
    </style:style>
    <style:style style:name="P60" style:parent-style-name="Normální" style:family="paragraph">
      <style:paragraph-properties style:vertical-align="auto" fo:margin-top="0.1in" fo:margin-bottom="0.1in" fo:line-height="100%" fo:background-color="#FFFFFF"/>
      <style:text-properties style:font-name="Tahoma" style:font-name-asian="Times New Roman" style:font-name-complex="Tahoma" fo:color="#000000" fo:font-size="12pt" style:font-size-asian="12pt" style:font-size-complex="12pt" style:language-asian="cs" style:country-asian="CZ" fo:hyphenate="true"/>
    </style:style>
    <style:style style:name="P61" style:parent-style-name="Normální" style:family="paragraph">
      <style:paragraph-properties style:vertical-align="auto" fo:margin-top="0.1in" fo:margin-bottom="0.1in" fo:line-height="100%" fo:background-color="#FFFFFF"/>
      <style:text-properties style:font-name="Tahoma" style:font-name-asian="Times New Roman" style:font-name-complex="Tahoma" fo:color="#000000" fo:font-size="12pt" style:font-size-asian="12pt" style:font-size-complex="12pt" style:language-asian="cs" style:country-asian="CZ" fo:hyphenate="true"/>
    </style:style>
    <style:style style:name="T62" style:parent-style-name="Standardnípísmoodstavce" style:family="text">
      <style:text-properties style:font-name-complex="Calibri" fo:font-weight="bold" style:font-weight-asian="bold"/>
    </style:style>
    <style:style style:name="P63" style:parent-style-name="Normální" style:family="paragraph">
      <style:paragraph-properties fo:margin-bottom="0.1388in" fo:line-height="115%"/>
    </style:style>
    <style:style style:name="T64" style:parent-style-name="Standardnípísmoodstavce" style:family="text">
      <style:text-properties style:font-name="Open Sans" style:font-name-complex="Open Sans" fo:color="#333333" fo:background-color="#FFFFFF"/>
    </style:style>
    <style:style style:name="T65" style:parent-style-name="Standardnípísmoodstavce" style:family="text">
      <style:text-properties style:font-name="Open Sans" style:font-name-complex="Open Sans" fo:color="#333333"/>
    </style:style>
    <style:style style:name="T66" style:parent-style-name="Standardnípísmoodstavce" style:family="text">
      <style:text-properties style:font-name="Open Sans" style:font-name-complex="Open Sans" fo:color="#333333"/>
    </style:style>
    <style:style style:name="T67" style:parent-style-name="Standardnípísmoodstavce" style:family="text">
      <style:text-properties style:font-name="Open Sans" style:font-name-complex="Open Sans" fo:color="#333333" fo:background-color="#FFFFFF"/>
    </style:style>
    <style:style style:name="T68" style:parent-style-name="Standardnípísmoodstavce" style:family="text">
      <style:text-properties style:font-name="Open Sans" style:font-name-complex="Open Sans" fo:color="#333333"/>
    </style:style>
    <style:style style:name="T69" style:parent-style-name="Standardnípísmoodstavce" style:family="text">
      <style:text-properties style:font-name="Open Sans" style:font-name-complex="Open Sans" fo:color="#333333" fo:background-color="#FFFFFF"/>
    </style:style>
    <style:style style:name="T70" style:parent-style-name="Standardnípísmoodstavce" style:family="text">
      <style:text-properties style:font-name="Open Sans" style:font-name-complex="Open Sans" fo:color="#333333"/>
    </style:style>
    <style:style style:name="T71" style:parent-style-name="Standardnípísmoodstavce" style:family="text">
      <style:text-properties style:font-name="Open Sans" style:font-name-complex="Open Sans" fo:color="#333333" fo:background-color="#FFFFFF"/>
    </style:style>
    <style:style style:name="T72" style:parent-style-name="Standardnípísmoodstavce" style:family="text">
      <style:text-properties style:font-name="Open Sans" style:font-name-complex="Open Sans" fo:color="#333333"/>
    </style:style>
    <style:style style:name="T73" style:parent-style-name="Standardnípísmoodstavce" style:family="text">
      <style:text-properties style:font-name="Open Sans" style:font-name-complex="Open Sans" fo:color="#333333" fo:background-color="#FFFFFF"/>
    </style:style>
    <style:style style:name="P74" style:parent-style-name="Normální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Sluha dvou pánů</text:span></text:p>
      <text:p text:style-name="P3"/>
      <text:p text:style-name="Normální"><text:span text:style-name="T4">Autor</text:span><text:span text:style-name="T5"><text:s/>:<text:s/></text:span><text:span text:style-name="T6">Carlo Goldoni</text:span></text:p>
      <text:p text:style-name="Normální"><text:span text:style-name="T7">Téma :<text:s/></text:span>přetvářka, lež</text:p>
      <text:p text:style-name="Normální"><text:span text:style-name="T8">Motiv</text:span><text:span text:style-name="T9"><text:s/>:<text:s/></text:span>dopis, pošta, chleba<text:s/></text:p>
      <text:p text:style-name="Normální"><text:span text:style-name="T10">Časoprostor :<text:s/></text:span>Benátky neurčený</text:p>
      <text:p text:style-name="Normální"><text:span text:style-name="T11">Kompozice :<text:s/></text:span>Hra je rozdělena do tří dějství, děj je chronologický.</text:p>
      <text:p text:style-name="Normální"><text:span text:style-name="T12">Druh :<text:s/></text:span><text:span text:style-name="T13">Drama</text:span></text:p>
      <text:p text:style-name="Normální"><text:span text:style-name="T14">Žánr :<text:s/></text:span><text:span text:style-name="T15">Komedie</text:span></text:p>
      <text:p text:style-name="Normální"><text:span text:style-name="T16">Forma :<text:s/></text:span><text:span text:style-name="T17">Drama</text:span></text:p>
      <text:p text:style-name="Normální"><text:span text:style-name="T18">Vypravěč :<text:s/></text:span><text:span text:style-name="T19">Není</text:span></text:p>
      <text:p text:style-name="Normální"><text:span text:style-name="T20">Postavy :</text:span></text:p>
      <text:p text:style-name="Normální">Truffaldino – aktivní, lhář, zmatkář, neumí číst, rád jí, dobrosrdečný<text:s/></text:p>
      <text:p text:style-name="Normální">Beatrice – zamilovaná do Florinda, přestrojila se za muže a hledá ho, mladá<text:s/></text:p>
      <text:p text:style-name="Normální">Pantalone, Dottore – starší pánové, otcové, kteří chtějí pro své děti co nejvýhodnější sňatek</text:p>
      <text:p text:style-name="Normální"><text:s/>Silvio – mladý, zamilovaný do Clarice</text:p>
      <text:p text:style-name="Normální"><text:s/>Clarice – zamilovaná do Silvia, ale nucená vzít si Federiga</text:p>
      <text:p text:style-name="Normální"><text:s/>Smeraldina – služebná Clarice, poslušná, neumí číst</text:p>
      <text:p text:style-name="Normální"><text:s/>Florindo – zabil bratra své milé, utekl a skrývá se<text:s/></text:p>
      <text:p text:style-name="Normální"><text:span text:style-name="T21">Vyprávěcí způzoby :<text:s/></text:span><text:span text:style-name="T22">přímá řeč</text:span></text:p>
      <text:p text:style-name="Normální"><text:span text:style-name="T23">Veršová výstavba :<text:s/></text:span><text:span text:style-name="T24">Neni</text:span></text:p>
      <text:p text:style-name="Normální"><text:span text:style-name="T25">Typy promluv : <text:s/></text:span><text:span text:style-name="T26">Dialogy</text:span></text:p>
      <text:p text:style-name="Normální"><text:span text:style-name="T27">Kontext Autorovy tvorby :</text:span></text:p>
      <text:p text:style-name="P28">Carlo Goldoni Osvaldo (1707–1793)<text:s/></text:p>
      <text:p text:style-name="P29">- Ital, narodil se v Benátkách - dramatik, autor především komedií, básník, prozaik, libretista<text:s/></text:p>
      <text:p text:style-name="P30">- zakladatel novodobého italského divadla<text:s/></text:p>
      <text:p text:style-name="P31">– jako první zrušil ustálené masky a kostýmy v hrách commedie dell´arte - nejvýznamnější a dodnes nejhranější italský dramatik 18. století, „italský Moliére“ - divadelní hry začal psát v osmi letech<text:s/></text:p>
      <text:p text:style-name="P32">– od patnácti let jezdil s hereckou společností - studoval na jezuitském gymnáziu, poté studoval práva na několika školách a pracoval jako advokát - často cestoval, jezdil s otcem</text:p>
      <text:p text:style-name="P33">-lékařem za prací - krátce byl komorníkem a tajemníkem benátského vyslance v Miláně<text:s/></text:p>
      <text:p text:style-name="P34">- účastnil se bitvy u Parmy - r. 1736 se oženil s dcerou notáře Nicolettou Conniovou<text:s/></text:p>
      <text:soft-page-break/>
      <text:p text:style-name="P35">- byl ředitelem divadla San Giovanni Crisostomo a divadla v Rimini<text:s/></text:p>
      <text:p text:style-name="P36">- usadil se v Pise, zde měl advokátní kancelář - jeho dílo pochválil sám Voltaire</text:p>
      <text:p text:style-name="P37"><text:s/>- dvorní básník francouzských Bourbonů, dostával pravidelnou penzi<text:s/></text:p>
      <text:p text:style-name="P38">- od r. 1763 žil v Paříži, byl vychovatelem královských dcer – učil je italštinu<text:s/></text:p>
      <text:p text:style-name="P39">– oslepl na levé oko - hry nyní psal ve francouzštině - zemřel v chudobě v Paříži<text:s/></text:p>
      <text:p text:style-name="P40"><text:span text:style-name="T41">Autorova Díla :</text:span></text:p>
      <text:list text:style-name="LFO3" text:continue-numbering="true">
        <text:list-item>
          <text:p text:style-name="P42"><text:span text:style-name="T43">Carlo Goldoni<text:s/></text:span><text:span text:style-name="T44">Karla</text:span></text:p>
        </text:list-item>
        <text:list-item>
          <text:p text:style-name="P45"><text:span text:style-name="T46">Moliére</text:span></text:p>
        </text:list-item>
      </text:list>
      <text:p text:style-name="Normální"><text:span text:style-name="T47">Literární/ obecně kulturní kontext :</text:span></text:p>
      <text:p text:style-name="Normální">Klasicismus - umělecký směr, který vznikl ve Francii za absolutistické vlády Ludvíka XIV. („Stát jsem já.“)</text:p>
      <text:p text:style-name="Normální"><text:s/>- 2. polovina 17. století – konec 18. století<text:s/></text:p>
      <text:p text:style-name="Normální">- smysl umění je v napodobení přírody – v tom, co je v přírodě podstatné a neměnné<text:s/></text:p>
      <text:p text:style-name="Normální">- vzorem je antika</text:p>
      <text:p text:style-name="Normální"><text:s/>- ve filozofii racionalismus (racio = rozum) → harmonie, uměřenost, řád</text:p>
      <text:p text:style-name="Normální"><text:s/>- podle antického vzoru stanovena jasná pravidla: vysoké (óda, epos, tragédie) a nízké (bajka, satira, komedie) žánry<text:s/></text:p>
      <text:p text:style-name="Normální">- vysoké žánry: zpracovávání vznešených námětů, urození hrdinové</text:p>
      <text:p text:style-name="Normální"><text:s/>- nižší žánry: náměty ze života měšťanstva, směšné pojetí</text:p>
      <text:p text:style-name="Normální"><text:span text:style-name="T48">Další autoři tohoto období :</text:span></text:p>
      <text:list text:style-name="LFO5" text:continue-numbering="true">
        <text:list-item>
          <text:p text:style-name="P49"><text:span text:style-name="T50">Moliére<text:s/></text:span><text:span text:style-name="T51">- Lakomec</text:span></text:p>
        </text:list-item>
        <text:list-item>
          <text:p text:style-name="P52"><text:span text:style-name="T53">Ján Kollár<text:s/></text:span><text:span text:style-name="T54">– Sla</text:span><text:span text:style-name="T55">ávy Dcera</text:span></text:p>
        </text:list-item>
      </text:list>
      <text:p text:style-name="P56"><text:span text:style-name="T57">Děj</text:span><text:span text:style-name="T58"><text:s/>:</text:span></text:p>
      <text:p text:style-name="P59">Tato kniha vypráví o tom, jak se sluha Truffaldino rozhodl z vypočítavosti sloužit dvěma pánům.</text:p>
      <text:p text:style-name="P60">Jeden benátský obchodník pořádá zásnuby své dcery Klárinky se Silviem, jenž je synem Dottore Palmira. Vše by bylo v pořádku, kdyby oslavu nepřerušil sluha Truffaldino, který ohlašuje návštěvu svého pána Frederiga Rasponiho. Tento muž se o Klárinku ucházel také, ale byl zabit v jednom souboji Florindem. Nikdo však netuší, že za Frederiga se vydává jeho sestra Beatrice, jež hledá Florinda, do něhož je zamilovaná. Sluha Truffaldino sehraje mnoho ztřeštěných kousků a dokonce se i zamiluje do Klárčiny služky Smeraldiny. Nakonec Beatrice odhalí svou totožnost, shledá se s Florindem. Sluha se přizná, že sloužil dvěma pánům.</text:p>
      <text:p text:style-name="P61">Tato komedie je velice vtipná a užívá se v ní přemíra nadsázky. Je tvořena jednoduchými dialogy.</text:p>
      <text:p text:style-name="Normální"/>
      <text:soft-page-break/>
      <text:p text:style-name="Normální"><text:span text:style-name="T62">Zivot :</text:span></text:p>
      <text:p text:style-name="P63"><text:span text:style-name="T64">Carlo Osvaldo Goldoni (25.2.1707 Benátky – 6.2.1793 Paříž) byl proslulý italský dramatik, především autor mnoha desítek komedií, z nichž mnohé se hrají dodnes.</text:span><text:span text:style-name="T65"><text:line-break/></text:span><text:span text:style-name="T66"><text:line-break/></text:span><text:span text:style-name="T67">Narodil se v rodině lékaře Giulia Goldoniho a Margherity Salvioni. Číst a psát se naučil už ve 4 letech, svou první hru napsal v 9 letech. Stěhovavý život nezdařile podnikavého otce a vlastní neposednosti jej hnaly od dětských střevíčků nejrůznějšími městy severní Itálie až nakonec ve svých 40 letech zakotvil k trvalejšímu pobytu v Benátkách jako profesionální dramatik. Pokusil se studovat filosofii u dominikánů v Rimini (1720–1721), práva v Pavii (1723–1724) a později v Modeně (1727). Studium práv dokončil až v roce 1731 v Ravenně. Mezitím psal další hry, kočoval s hereckou společností, pracoval v různých advokátních kancelářích.</text:span><text:span text:style-name="T68"><text:line-break/></text:span><text:span text:style-name="T69">Určitou dobu působil i jako tajemník benátského velvyslance v Miláně. V roce 1734 se stal účastníkem bitvy u Parmy a vrátil se do Benátek. Tam se začal věnovat už výhradně divadlu. S divadelní společností se pohyboval po Itálii, během pobytu v Janově se oženil s Nicolettou Conniovou.</text:span><text:span text:style-name="T70"><text:line-break/></text:span><text:span text:style-name="T71">V dalších letech se úspěšně hrály desítky jeho her, byl ředitelem divadel v Benátkách i Janově, psal libreta oper. V roce 1757 byl jmenován v Parmě dvorním básníkem francouzských Bourbonů s pravidelnou penzí. V roce 1758 jej přijal na audienci papež Kliment XIII.</text:span><text:span text:style-name="T72"><text:line-break/></text:span><text:span text:style-name="T73">V roce 1763 odjel do Paříže, kde se stal vychovatelem královských dcer a psal další komedie. V letech 1784–1787 napsal své Paměti. V roce 1792 mu Národní konvent zastavil penzi. Obnovil mu ji na přímluvu přátel v únoru 1793. Zemřel v chudobě den před tímto rozhodnutím.</text:span></text:p>
      <text:p text:style-name="P74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álníweb" style:display-name="Normální (web)" style:family="paragraph" style:parent-style-name="Normální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true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">
      <text:list-level-style-bullet text:level="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iner lp</meta:initial-creator>
    <dc:creator>Kadeřábek Viktor</dc:creator>
    <meta:creation-date>2021-06-13T11:18:00Z</meta:creation-date>
    <dc:date>2022-04-15T18:11:00Z</dc:date>
    <meta:print-date>2021-06-16T17:05:00Z</meta:print-date>
    <meta:template xlink:href="Normal.dotm" xlink:type="simple"/>
    <meta:editing-cycles>8</meta:editing-cycles>
    <meta:editing-duration>PT1440S</meta:editing-duration>
    <meta:document-statistic meta:page-count="3" meta:paragraph-count="10" meta:word-count="739" meta:character-count="5095" meta:row-count="36" meta:non-whitespace-character-count="4366"/>
  </office:meta>
</office:document-meta>
</file>